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48-2014</text:p>
      <text:p text:style-name="P44"><text:span text:style-name="T5">Maturín, </text:span><text:span text:style-name="Fuente_20_de_20_párrafo_20_predeter."><text:span text:style-name="T3">08</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SÃ©ptiembre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1-2014</text:span><text:span text:style-name="T14"> </text:span><text:span text:style-name="T8">DE FECHA 03-09-2014</text:span></text:p>
      <text:p text:style-name="P36"/>
      <text:p text:style-name="P29"><text:span text:style-name="T8">OBJETO: </text:span><text:span text:style-name="T9">ADQUISICIÓN E INSTALACION DE ALARMAS PARA VEHÍCULOS LUV D-MAX Y GRAND VITARA, PERTENECIENTES Y DE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AUTOACCESORIOS DAYTONA CAR CENTER, C.A.<text:line-break/>- Oferta "B": MUSICALISIMO IMPORT, C.A<text:line-break/>- Oferta "C": PEROZO MOTORS,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AUTOACCESORIOS DAYTONA CAR CENTER, C.A.</text:span></text:p>
          </table:table-cell>
          <table:table-cell table:style-name="Tabla3.A3" office:value-type="string">
            <text:p text:style-name="P49">Oferta mas Economica<text:line-break/><text:line-break/>Monto oferta "A"</text:p>
          </table:table-cell>
          <table:table-cell table:style-name="Tabla3.A3" office:value-type="string">
            <text:p text:style-name="P49">9.799,98<text:line-break/><text:line-break/><text:line-break/>9.799,98</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MUSICALISIMO IMPORT, C.A</text:span></text:p>
          </table:table-cell>
          <table:table-cell table:style-name="Tabla3.A3" office:value-type="string">
            <text:p text:style-name="P49">Oferta mas Economica<text:line-break/><text:line-break/>Monto oferta "B"</text:p>
          </table:table-cell>
          <table:table-cell table:style-name="Tabla3.A3" office:value-type="string">
            <text:p text:style-name="P49">9.799,9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PEROZO MOTORS, C.A.</text:span></text:p>
          </table:table-cell>
          <table:table-cell table:style-name="Tabla3.A3" office:value-type="string">
            <text:p text:style-name="P49">Oferta mas Economica<text:line-break/><text:line-break/>Monto oferta "C"</text:p>
          </table:table-cell>
          <table:table-cell table:style-name="Tabla3.A3" office:value-type="string">
            <text:p text:style-name="P49">9.799,98<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AUTOACCESORIOS DAYTONA CAR CENTER, 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MUSICALISIMO IMPORT,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PEROZO MOTORS,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tiempo de respuesta inmediato Que los recaudos exigidos para la calificación legal aún y cuando no tienen puntuación, fueron presentados a cabalidad. </text:p>
      <text:p text:style-name="P32"/>
      <text:p text:style-name="P27"/>
      <text:p text:style-name="P12">RECOMENDACIÓN:</text:p>
      <text:p text:style-name="P17">1.- En atención al estudio y análisis legal, técnico y financiero realizado a la oferta presentada por la empresa antes señalada, ésta Unidad Contratante determinó que la empresa AUTOACCESORIOS DAYTONA CAR CENTER, C.A, califica como ganadora en el presente procedimiento de selección de contratistas, por el conocimiento como empresa responsable, avalada con más de cinco (5) años de experiencia en el ramo de autoperiquitos y accesorios, con muy buena calidad de servicio; los aspectos antes indicados son la base que nos permite realizar la siguiente recomendación.<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1-2014 de Contratación Pública realizado bajo la modalidad de Consulta de Precio, para la Adquisición e Instalación de alarmas a los vehículos LUV D-MAX y GRAND VITARA, pertenecientes y de uso, Rif J-30631822-4 por un monto de BOLÍVARES NUEVE MÍL SETECIENTOS NOVENTA Y NUEVE CON NOVENTA Y OCHO CÉNTIMOS (Bs. 9.799,98) incluyendo el I.V.A., para que suministre las dos (2) alarmas y realice la instalación de las misma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